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193000000A0DC3200F9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7.922cm, -0.004cm, 0cm, 39.22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26.615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Bild2" text:anchor-type="char" svg:x="0.97cm" svg:y="0.145cm" svg:width="24.132cm" svg:height="16.725cm" draw:z-index="1"><draw:image xlink:href="Pictures/100000000000193000000A0DC3200F90.png" xlink:type="simple" xlink:show="embed" xlink:actuate="onLoad" draw:mime-type="image/png"/></draw:frame></text:p>
      <text:p text:style-name="P1"><draw:frame draw:style-name="fr2" draw:name="Bild1" text:anchor-type="char" svg:x="0.115cm" svg:y="0cm" svg:width="25.358cm" svg:height="17.043cm" draw:z-index="0"><draw:image xlink:href="Pictures/100000000000193000000A0DC3200F9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8T22:23:04.082717315</meta:creation-date>
    <meta:print-date>2025-05-18T22:25:18.372346034</meta:print-date>
    <dc:date>2025-05-18T22:25:49.382224833</dc:date>
    <meta:editing-duration>PT2M46S</meta:editing-duration>
    <meta:editing-cycles>1</meta:editing-cycles>
    <meta:document-statistic meta:table-count="0" meta:image-count="2" meta:object-count="0" meta:page-count="2" meta:paragraph-count="0" meta:word-count="0" meta:character-count="0" meta:non-whitespace-character-count="0"/>
    <meta:generator>LibreOffice/24.2.7.2$Linux_X86_64 LibreOffice_project/420$Build-2</meta:generator>
  </office:meta>
</office:document-meta>
</file>